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5 <text:s text:c="50"/></text:p>
      <text:p text:style-name="P1"><text:s text:c="54"/></text:p>
      <text:p text:style-name="P1"><text:s/>C <text:s text:c="5"/>0.730025 <text:s text:c="5"/>0.000000 <text:s text:c="4"/>-0.058417 <text:s/>1 1 1 <text:s text:c="2"/></text:p>
      <text:p text:style-name="P1"><text:s/>H <text:s text:c="5"/>1.916415 <text:s text:c="4"/>-0.000004 <text:s text:c="5"/>0.031591 <text:s/>0 0 0 <text:s text:c="2"/></text:p>
      <text:p text:style-name="P1"><text:s/>H <text:s text:c="5"/>1.916415 <text:s text:c="4"/>-0.000004 <text:s text:c="5"/>0.031591 <text:s/>0 0 0 <text:s text:c="2"/></text:p>
      <text:p text:style-name="P1"><text:s/>H <text:s text:c="5"/>1.916415 <text:s text:c="4"/>-0.000004 <text:s text:c="5"/>0.031591 <text:s/>0 0 0 <text:s text:c="2"/></text:p>
      <text:p text:style-name="P1"><text:s/>H <text:s text:c="5"/>0.408052 <text:s text:c="5"/>0.560827 <text:s text:c="4"/>-1.057131 <text:s/>0 0 0 <text:s text:c="3"/></text:p>
      <text:p text:style-name="P1"><text:s/>99.00000 <text:s text:c="5"/>0.000000 <text:s text:c="4"/>0.0000000 <text:s text:c="15"/></text:p>
      <text:p text:style-name="P1"><text:s/>0.000000 <text:s text:c="5"/>99.00000 <text:s text:c="4"/>0.0000000 <text:s text:c="16"/></text:p>
      <text:p text:style-name="P1"><text:s/>0.000000 <text:s text:c="5"/>0.000000 <text:s text:c="4"/>99.000000 <text:s text:c="15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7T12:02:01</meta:creation-date>
    <meta:document-statistic meta:table-count="0" meta:image-count="0" meta:object-count="0" meta:page-count="1" meta:paragraph-count="10" meta:word-count="45" meta:character-count="538"/>
    <dc:date>2009-05-27T12:04:55</dc:date>
    <meta:editing-duration>PT00H02M55S</meta:editing-duration>
    <meta:editing-cycles>1</meta:editing-cycles>
    <meta:generator>OpenOffice.org/3.0$Linux OpenOffice.org_project/300m15$Build-9379</meta:generator>
  </office:meta>
</office:document-meta>
</file>